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D000001ABE79D70247DCA3E55.png" manifest:media-type="image/png"/>
  <manifest:file-entry manifest:full-path="Pictures/1000000100000423000001AEF490CCC0AFDAEABB.png" manifest:media-type="image/png"/>
  <manifest:file-entry manifest:full-path="Pictures/10000001000003840000018A143E66EC6D44F04C.png" manifest:media-type="image/png"/>
  <manifest:file-entry manifest:full-path="Pictures/1000000100000430000002116F275EC62F37F533.png" manifest:media-type="image/png"/>
  <manifest:file-entry manifest:full-path="Pictures/100000010000036F00000158454AB8B15929B637.png" manifest:media-type="image/png"/>
  <manifest:file-entry manifest:full-path="Pictures/10000001000003300000016F7254094D9B41BA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8f350" officeooo:paragraph-rsid="0008f3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8f350" officeooo:paragraph-rsid="0008f35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a8dc7" officeooo:paragraph-rsid="000a8dc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bd7c3" officeooo:paragraph-rsid="000bd7c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d7c3" officeooo:paragraph-rsid="000bd7c3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eed32" officeooo:paragraph-rsid="000eed32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11a65c" officeooo:paragraph-rsid="0011a65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21381" officeooo:paragraph-rsid="0012138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3cbe6" officeooo:paragraph-rsid="0013cbe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8f350" officeooo:paragraph-rsid="0008f350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QL ASSIGNMENT -7 </text:p>
      <text:p text:style-name="P1"/>
      <text:p text:style-name="P2">1)</text:p>
      <text:p text:style-name="P2"/>
      <text:p text:style-name="P2"><draw:frame draw:style-name="fr2" draw:name="Image1" text:anchor-type="char" svg:width="15.829cm" svg:height="7.645cm" draw:z-index="0"><draw:image xlink:href="Pictures/10000001000003300000016F7254094D9B41BAED.png" xlink:type="simple" xlink:show="embed" xlink:actuate="onLoad" draw:mime-type="image/png"/></draw:frame><text:s text:c="129"/></text:p>
      <text:p text:style-name="P2"/>
      <text:p text:style-name="P3">2)</text:p>
      <text:p text:style-name="P3"><text:s text:c="2"/></text:p>
      <text:p text:style-name="P3"><draw:frame draw:style-name="fr2" draw:name="Image2" text:anchor-type="char" svg:width="16.184cm" svg:height="6.652cm" draw:z-index="1"><draw:image xlink:href="Pictures/100000010000036F00000158454AB8B15929B637.png" xlink:type="simple" xlink:show="embed" xlink:actuate="onLoad" draw:mime-type="image/png"/></draw:frame><text:s text:c="124"/></text:p>
      <text:p text:style-name="P4">3)</text:p>
      <text:p text:style-name="P4"/>
      <text:p text:style-name="P4"><text:s text:c="3"/></text:p>
      <text:p text:style-name="P4"/>
      <text:p text:style-name="P4"><draw:frame draw:style-name="fr2" draw:name="Image3" text:anchor-type="char" svg:width="15.67cm" svg:height="8.389cm" draw:z-index="2"><draw:image xlink:href="Pictures/1000000100000430000002116F275EC62F37F533.png" xlink:type="simple" xlink:show="embed" xlink:actuate="onLoad" draw:mime-type="image/png"/></draw:frame><text:soft-page-break/><text:s text:c="118"/></text:p>
      <text:p text:style-name="P4"/>
      <text:p text:style-name="P6">4)</text:p>
      <text:p text:style-name="P6"/>
      <text:p text:style-name="P6"><text:s text:c="2"/><draw:frame draw:style-name="fr2" draw:name="Image4" text:anchor-type="char" svg:width="15.776cm" svg:height="7.442cm" draw:z-index="3"><draw:image xlink:href="Pictures/10000001000003840000018A143E66EC6D44F04C.png" xlink:type="simple" xlink:show="embed" xlink:actuate="onLoad" draw:mime-type="image/png"/></draw:frame><text:s text:c="12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5)</text:p>
      <text:p text:style-name="P7"/>
      <text:p text:style-name="P7"><text:s text:c="2"/><draw:frame draw:style-name="fr1" draw:name="Image5" text:anchor-type="char" svg:width="17cm" svg:height="7.581cm" draw:z-index="4"><draw:image xlink:href="Pictures/1000000100000423000001AEF490CCC0AFDAEABB.png" xlink:type="simple" xlink:show="embed" xlink:actuate="onLoad" draw:mime-type="image/png"/></draw:frame><text:s text:c="120"/></text:p>
      <text:p text:style-name="P7"/>
      <text:p text:style-name="P8">6)</text:p>
      <text:p text:style-name="P8"><text:s/></text:p>
      <text:p text:style-name="P9"><draw:frame draw:style-name="fr1" draw:name="Image6" text:anchor-type="char" svg:width="17cm" svg:height="6.23cm" draw:z-index="5"><draw:image xlink:href="Pictures/100000010000048D000001ABE79D70247DCA3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7:07:05.582655955</meta:creation-date>
    <dc:date>2024-03-12T14:52:37.682037199</dc:date>
    <meta:editing-duration>PT3H14M39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3" meta:paragraph-count="15" meta:word-count="9" meta:character-count="652" meta:non-whitespace-character-count="27"/>
  </office:meta>
</office:document-meta>
</file>